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470" officeooo:paragraph-rsid="00031470"/>
    </style:style>
    <style:style style:name="P2" style:family="paragraph" style:parent-style-name="Standard">
      <style:text-properties officeooo:rsid="00031470" officeooo:paragraph-rsid="0006b54c"/>
    </style:style>
    <style:style style:name="P3" style:family="paragraph" style:parent-style-name="Standard">
      <style:text-properties officeooo:rsid="00031470" officeooo:paragraph-rsid="000419b0"/>
    </style:style>
    <style:style style:name="P4" style:family="paragraph" style:parent-style-name="Standard">
      <style:text-properties officeooo:paragraph-rsid="000419b0"/>
    </style:style>
    <style:style style:name="P5" style:family="paragraph" style:parent-style-name="Standard">
      <style:text-properties officeooo:rsid="00054d2b" officeooo:paragraph-rsid="00054d2b"/>
    </style:style>
    <style:style style:name="P6" style:family="paragraph" style:parent-style-name="Standard">
      <style:text-properties officeooo:rsid="0006b54c" officeooo:paragraph-rsid="0006b54c"/>
    </style:style>
    <style:style style:name="P7" style:family="paragraph" style:parent-style-name="Standard">
      <style:text-properties officeooo:rsid="000903ec" officeooo:paragraph-rsid="000903ec"/>
    </style:style>
    <style:style style:name="P8" style:family="paragraph" style:parent-style-name="Standard">
      <style:text-properties officeooo:rsid="000a2584" officeooo:paragraph-rsid="000a2584"/>
    </style:style>
    <style:style style:name="P9" style:family="paragraph" style:parent-style-name="Standard">
      <style:text-properties officeooo:rsid="000a2584" officeooo:paragraph-rsid="000b272d"/>
    </style:style>
    <style:style style:name="P10" style:family="paragraph" style:parent-style-name="Standard">
      <style:text-properties officeooo:rsid="000b272d" officeooo:paragraph-rsid="000b272d"/>
    </style:style>
    <style:style style:name="P11" style:family="paragraph" style:parent-style-name="Standard">
      <style:text-properties officeooo:rsid="000bc621" officeooo:paragraph-rsid="000bc621"/>
    </style:style>
    <style:style style:name="P12" style:family="paragraph" style:parent-style-name="Standard">
      <style:text-properties officeooo:rsid="000d1bdf" officeooo:paragraph-rsid="000d1bdf"/>
    </style:style>
    <style:style style:name="P13" style:family="paragraph" style:parent-style-name="Standard">
      <style:text-properties officeooo:rsid="000e4920" officeooo:paragraph-rsid="000e4920"/>
    </style:style>
    <style:style style:name="P14" style:family="paragraph" style:parent-style-name="Standard">
      <style:paragraph-properties fo:padding="0.0291in" fo:border-left="none" fo:border-right="none" fo:border-top="none" fo:border-bottom="0.06pt solid #000000" style:join-border="false"/>
      <style:text-properties officeooo:rsid="00054d2b" officeooo:paragraph-rsid="00054d2b"/>
    </style:style>
    <style:style style:name="P15" style:family="paragraph" style:parent-style-name="Standard">
      <style:paragraph-properties fo:padding="0.0291in" fo:border-left="none" fo:border-right="none" fo:border-top="none" fo:border-bottom="0.06pt solid #000000" style:join-border="false"/>
      <style:text-properties officeooo:rsid="000a2584" officeooo:paragraph-rsid="000a2584"/>
    </style:style>
    <style:style style:name="P16" style:family="paragraph" style:parent-style-name="Standard">
      <style:paragraph-properties fo:padding="0.0291in" fo:border-left="none" fo:border-right="none" fo:border-top="none" fo:border-bottom="0.06pt solid #000000" style:join-border="false"/>
      <style:text-properties officeooo:rsid="000b272d" officeooo:paragraph-rsid="000b272d"/>
    </style:style>
    <style:style style:name="P17" style:family="paragraph" style:parent-style-name="Standard">
      <style:paragraph-properties fo:padding="0.0291in" fo:border-left="none" fo:border-right="none" fo:border-top="none" fo:border-bottom="0.06pt solid #000000" style:join-border="false"/>
      <style:text-properties officeooo:rsid="000bc621" officeooo:paragraph-rsid="000bc621"/>
    </style:style>
    <style:style style:name="P18" style:family="paragraph" style:parent-style-name="Standard">
      <style:paragraph-properties fo:padding="0.0291in" fo:border-left="none" fo:border-right="none" fo:border-top="none" fo:border-bottom="0.06pt solid #000000" style:join-border="false"/>
      <style:text-properties officeooo:rsid="000bc621" officeooo:paragraph-rsid="000b272d"/>
    </style:style>
    <style:style style:name="P19" style:family="paragraph" style:parent-style-name="Standard">
      <style:paragraph-properties fo:padding="0.0291in" fo:border-left="none" fo:border-right="none" fo:border-top="none" fo:border-bottom="0.06pt solid #000000" style:join-border="false"/>
      <style:text-properties officeooo:rsid="000d1bdf" officeooo:paragraph-rsid="000d1bdf"/>
    </style:style>
    <style:style style:name="P20" style:family="paragraph" style:parent-style-name="Standard">
      <style:paragraph-properties fo:padding="0.0291in" fo:border-left="none" fo:border-right="none" fo:border-top="none" fo:border-bottom="0.06pt solid #000000" style:join-border="false"/>
      <style:text-properties officeooo:rsid="000e4920" officeooo:paragraph-rsid="000e4920"/>
    </style:style>
    <style:style style:name="P21" style:family="paragraph" style:parent-style-name="Standard">
      <style:text-properties officeooo:rsid="000a2584"/>
    </style:style>
    <style:style style:name="P22" style:family="paragraph" style:parent-style-name="Standard">
      <style:text-properties officeooo:rsid="000d1bdf" officeooo:paragraph-rsid="000d1bdf"/>
    </style:style>
    <style:style style:name="P23" style:family="paragraph" style:parent-style-name="Standard">
      <style:text-properties officeooo:rsid="00106fef" officeooo:paragraph-rsid="00106fef"/>
    </style:style>
    <style:style style:name="T1" style:family="text">
      <style:text-properties officeooo:rsid="000419b0"/>
    </style:style>
    <style:style style:name="T2" style:family="text">
      <style:text-properties officeooo:rsid="0006b54c"/>
    </style:style>
    <style:style style:name="T3" style:family="text">
      <style:text-properties officeooo:rsid="000a2584"/>
    </style:style>
    <style:style style:name="T4" style:family="text">
      <style:text-properties officeooo:rsid="000b272d"/>
    </style:style>
    <style:style style:name="T5" style:family="text">
      <style:text-properties officeooo:rsid="000bc621"/>
    </style:style>
    <style:style style:name="T6" style:family="text">
      <style:text-properties officeooo:rsid="000e4920"/>
    </style:style>
    <style:style style:name="T7" style:family="text">
      <style:text-properties officeooo:rsid="0011d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the commission engine demo for control pad.</text:p>
      <text:p text:style-name="P1"/>
      <text:p text:style-name="P1">What started the commission engine project was we had a client that was taking 36 hours to process commissions</text:p>
      <text:p text:style-name="P1"/>
      <text:p text:style-name="P1">We knew we had to pull out all the stops limiting the speed.</text:p>
      <text:p text:style-name="P1"/>
      <text:p text:style-name="P2">Without fully knowing the limitations starting out, if needed, we were willing to explore drastic options like inline assembly or even a bank of FPGA's creatively. </text:p>
      <text:p text:style-name="P2"/>
      <text:p text:style-name="P6">Fortunately we haven't had to go down this path... yet.</text:p>
      <text:p text:style-name="Standard"/>
      <text:p text:style-name="P4">So far we have implemented 6 of the 9 core ideas, which has <text:span text:style-name="T1">enabled us to process 1 million users and 1 million receipts in under 4 minutes. </text:span></text:p>
      <text:p text:style-name="P4"/>
      <text:p text:style-name="P5">We just finished testing the theory of step 7 <text:span text:style-name="T2">and the results were even more amazing. We will release more details once full implementation of step 7 is finished.</text:span></text:p>
      <text:p text:style-name="P14"/>
      <text:p text:style-name="P3"/>
      <text:p text:style-name="P7">Starting out we will need to create a system. A master account can have multiple systems. This allows you to do things like manage direct sales, but also manage <text:span text:style-name="T3">a </text:span>rewards <text:span text:style-name="T3">system </text:span>separately</text:p>
      <text:p text:style-name="P7"/>
      <text:p text:style-name="P21">The min pay type allows you to prevent payout below a certain limit. </text:p>
      <text:p text:style-name="P15"/>
      <text:p text:style-name="P8"/>
      <text:p text:style-name="P8">Now we need to select the system we will be working in</text:p>
      <text:p text:style-name="P15"/>
      <text:p text:style-name="P8"/>
      <text:p text:style-name="P8">This is a rules based system designed to accommodate as many different commission structures as possible</text:p>
      <text:p text:style-name="P8"/>
      <text:p text:style-name="P8">This is accomplished by building your rank rules and commission rules</text:p>
      <text:p text:style-name="P8"/>
      <text:p text:style-name="P8">Rank rules defines what it take to qualify. </text:p>
      <text:p text:style-name="P8"/>
      <text:p text:style-name="P8">Commission rules determines what the payout percentage will be inside of each generation</text:p>
      <text:p text:style-name="P8"/>
      <text:p text:style-name="P12">Inside of Commission rules you can select the inventory type. Wholesale, retail, cash and carry and sold on corporate. This was done so the you can handle each inventory type separately. </text:p>
      <text:p text:style-name="P12"/>
      <text:p text:style-name="P23">Since the type is tied to inventory it allows reps and affiliates to access the various sales compensation methods you define. Essentially they are a hybrid and can navigate through both worlds</text:p>
      <text:p text:style-name="P12"/>
      <text:p text:style-name="P12">“On Retail Date” for the event selection was added to help deter inventory stacking</text:p>
      <text:p text:style-name="P15"/>
      <text:p text:style-name="P8"/>
      <text:p text:style-name="P8">Now that we have a commission structure defined, we can run simulations on it</text:p>
      <text:p text:style-name="P8"/>
      <text:p text:style-name="P8"><text:soft-page-break/>The first step is to enable simulations. Yes, the site colors changed for a reason. We didn’t want anyone ever to make the mistake they thought they were working in simulations when they were really altering live data.</text:p>
      <text:p text:style-name="P8"/>
      <text:p text:style-name="P9">Seed simulations is the next step. This populates the user and receipt data on the simulation server. </text:p>
      <text:p text:style-name="P9"/>
      <text:p text:style-name="P9">Obviously, if you <text:span text:style-name="T7">are using</text:span> previous live data then your structure and sales will be more accurate. </text:p>
      <text:p text:style-name="P9"/>
      <text:p text:style-name="P9">For now we will just seed <text:span text:style-name="T4">with random data. 100,000 users and 100,000 receipts is probably a good starting point.</text:span></text:p>
      <text:p text:style-name="P9"/>
      <text:p text:style-name="P10">We are now ready to run the simulation. </text:p>
      <text:p text:style-name="P10"/>
      <text:p text:style-name="P10">(processing finishes)</text:p>
      <text:p text:style-name="P10"/>
      <text:p text:style-name="P10">Well that was quick huh</text:p>
      <text:p text:style-name="P10"/>
      <text:p text:style-name="P10">While testing, probably the most important data to pay attention to is the percentage of payout.</text:p>
      <text:p text:style-name="P10"/>
      <text:p text:style-name="P10">Typically you want in the ballpark between 20% and 42%.</text:p>
      <text:p text:style-name="P10"/>
      <text:p text:style-name="P10">If you pay too little then there isn’t enough compensation for your affiliates to feel motivated to sell. </text:p>
      <text:p text:style-name="P10"/>
      <text:p text:style-name="P10">Give away too much and eventually you will go out of business.</text:p>
      <text:p text:style-name="P15"/>
      <text:p text:style-name="P8"/>
      <text:p text:style-name="P10">The audit reports are helpful in isolating problems with your system. </text:p>
      <text:p text:style-name="P10"/>
      <text:p text:style-name="P10">A batch needs to be selected first</text:p>
      <text:p text:style-name="P10"/>
      <text:p text:style-name="P10">Rank audit allows you to check and see if rank qualification rules need to be adjusted</text:p>
      <text:p text:style-name="P10"/>
      <text:p text:style-name="P10">Users Audit gives better insight into individual affiliates</text:p>
      <text:p text:style-name="P10"/>
      <text:p text:style-name="P10">Generation audit allows you to see if certain generation payouts aren’t being <text:span text:style-name="T5">fulfilled</text:span></text:p>
      <text:p text:style-name="P16"/>
      <text:p text:style-name="P10"/>
      <text:p text:style-name="P11">The commission engine is API based. </text:p>
      <text:p text:style-name="P11"/>
      <text:p text:style-name="P11">This way you only need to drop a couple snippets of code to be up and running overnight</text:p>
      <text:p text:style-name="P18"/>
      <text:p text:style-name="P11"/>
      <text:p text:style-name="P11">Breakdown values are tracked so you know EXACTLY where all commissions are coming from</text:p>
      <text:p text:style-name="P17"/>
      <text:p text:style-name="P11"/>
      <text:p text:style-name="P11">Pools are available for those companies look<text:span text:style-name="T7">ing</text:span> to increase motivation <text:span text:style-name="T7">on sales</text:span></text:p>
      <text:p text:style-name="P11"/>
      <text:p text:style-name="P11">The bonuses <text:span text:style-name="T7">section</text:span> was added to accommodate commission designs completely out of the norm</text:p>
      <text:p text:style-name="P17"><text:soft-page-break/></text:p>
      <text:p text:style-name="P11"/>
      <text:p text:style-name="P12">Once a commission run is done, then you can access the supporting data separated out by batches </text:p>
      <text:p text:style-name="P12">Fraud management will help identify problems you might have missed before hand.</text:p>
      <text:p text:style-name="P12"/>
      <text:p text:style-name="P12">Viewing receipt sumation is good cause you can sort possible suspects to the top. <text:span text:style-name="T6">Some</text:span> fraudsters will get greedy and breakaway from the pack. Whether it be “<text:span text:style-name="T6">Amount” or “Count” numbers out of the norm. This will allow you to identify where to dig deeper with possible problems</text:span></text:p>
      <text:p text:style-name="P19"/>
      <text:p text:style-name="P12"/>
      <text:p text:style-name="P13">You are finally ready to authorize payments. This can be turned on to authorize automatically once you have confidence your whole system is running smoothly</text:p>
      <text:p text:style-name="P13"/>
      <text:p text:style-name="P13">You can authorize a single record or authorize in bulk and pull those couple separate records back out</text:p>
      <text:p text:style-name="P20"/>
      <text:p text:style-name="P13"/>
      <text:p text:style-name="P13">Processing Payments is your final step. You can download a .csv file that you can upload to somewhere else like an e-wallet provider. We are currently in the process of integrating our “payman product” so this process can be completely <text:span text:style-name="T7">seamless</text:span> if you so desire</text:p>
      <text:p text:style-name="P20"/>
      <text:p text:style-name="P13"/>
      <text:p text:style-name="P13">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1:09:37.828201645</meta:creation-date>
    <dc:date>2017-04-12T15:20:37.130203913</dc:date>
    <meta:editing-duration>PT20H33M16S</meta:editing-duration>
    <meta:editing-cycles>6</meta:editing-cycles>
    <meta:generator>LibreOffice/5.1.6.2$Linux_X86_64 LibreOffice_project/10m0$Build-2</meta:generator>
    <meta:print-date>2017-04-12T14:59:52.450504352</meta:print-date>
    <meta:document-statistic meta:table-count="0" meta:image-count="0" meta:object-count="0" meta:page-count="3" meta:paragraph-count="46" meta:word-count="782" meta:character-count="4541" meta:non-whitespace-character-count="3793"/>
  </office:meta>
</office:document-meta>
</file>